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19400001194B756E4A7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59cm" svg:height="21.59cm" svg:x="0cm" svg:y="0cm">
          <draw:image xlink:href="Pictures/100000000000119400001194B756E4A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2T20:38:59.371850523</meta:creation-date>
    <dc:date>2024-06-22T20:43:09.064389284</dc:date>
    <meta:editing-duration>PT4M11S</meta:editing-duration>
    <meta:editing-cycles>1</meta:editing-cycles>
    <meta:document-statistic meta:object-count="1"/>
    <meta:generator>LibreOffice/7.6.7.2$Linux_X86_64 LibreOffice_project/60$Build-2</meta:generator>
  </office:meta>
</office:document-meta>
</file>